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21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4Z81"/>SURAT KEPUTUSAN</text:p>
      <text:p text:style-name="P9">No. / 422 / 454 /Adm.Sek</text:p>
      <text:p text:style-name="P10"/>
      <text:p text:style-name="P11">Berdasarkan :</text:p>
      <text:list xml:id="list251426822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AMID</text:span></text:p>
      <text:p text:style-name="P13"><text:span text:style-name="T2"><text:tab/><text:tab/>Tempat, Tanggal Lahir<text:tab/>: 24-03-2002, 03/24/02</text:span></text:p>
      <text:p text:style-name="P13"><text:span text:style-name="T2"><text:tab/><text:tab/>NISN<text:tab/><text:tab/><text:tab/><text:tab/>: 0028896180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4Z8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4Z8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4Z81"/><text:bookmark-end text:name="_Hlk481362583MailMergeMark2020-05-06T04:16:54Z8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24.557173799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6" meta:character-count="8843" meta:non-whitespace-character-count="77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